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9" table:default-cell-style-name="Default"/>
        <table:table-column table:style-name="co1" table:number-columns-repeated="21" table:default-cell-style-name="ce3"/>
        <table:table-row table:style-name="ro1">
          <table:table-cell table:style-name="ce1" office:value-type="string" calcext:value-type="string">
            <text:p>I_efficace</text:p>
          </table:table-cell>
          <table:table-cell table:number-columns-repeated="18"/>
          <table:table-cell table:style-name="Default" table:number-columns-repeated="21"/>
        </table:table-row>
        <table:table-row table:style-name="ro1">
          <table:table-cell table:number-columns-repeated="19"/>
          <table:table-cell table:style-name="Default" table:number-columns-repeated="21"/>
        </table:table-row>
        <table:table-row table:style-name="ro1">
          <table:table-cell office:value-type="string" calcext:value-type="string">
            <text:p>K \ T_moy</text:p>
          </table:table-cell>
          <table:table-cell office:value-type="float" office:value="27.913" calcext:value-type="float">
            <text:p>27,913</text:p>
          </table:table-cell>
          <table:table-cell office:value-type="float" office:value="26.368" calcext:value-type="float">
            <text:p>26,368</text:p>
          </table:table-cell>
          <table:table-cell office:value-type="float" office:value="28.673" calcext:value-type="float">
            <text:p>28,673</text:p>
          </table:table-cell>
          <table:table-cell office:value-type="float" office:value="28.371" calcext:value-type="float">
            <text:p>28,371</text:p>
          </table:table-cell>
          <table:table-cell office:value-type="float" office:value="22.748" calcext:value-type="float">
            <text:p>22,748</text:p>
          </table:table-cell>
          <table:table-cell office:value-type="float" office:value="20.446" calcext:value-type="float">
            <text:p>20,446</text:p>
          </table:table-cell>
          <table:table-cell office:value-type="float" office:value="20.653" calcext:value-type="float">
            <text:p>20,653</text:p>
          </table:table-cell>
          <table:table-cell office:value-type="float" office:value="35.031" calcext:value-type="float">
            <text:p>35,031</text:p>
          </table:table-cell>
          <table:table-cell office:value-type="float" office:value="34.881" calcext:value-type="float">
            <text:p>34,881</text:p>
          </table:table-cell>
          <table:table-cell office:value-type="float" office:value="36.139" calcext:value-type="float">
            <text:p>36,139</text:p>
          </table:table-cell>
          <table:table-cell office:value-type="float" office:value="42.694" calcext:value-type="float">
            <text:p>42,694</text:p>
          </table:table-cell>
          <table:table-cell table:number-columns-repeated="2" office:value-type="float" office:value="43.579" calcext:value-type="float">
            <text:p>43,579</text:p>
          </table:table-cell>
          <table:table-cell office:value-type="float" office:value="49.612" calcext:value-type="float">
            <text:p>49,612</text:p>
          </table:table-cell>
          <table:table-cell office:value-type="float" office:value="47.726" calcext:value-type="float">
            <text:p>47,726</text:p>
          </table:table-cell>
          <table:table-cell office:value-type="float" office:value="48.471" calcext:value-type="float">
            <text:p>48,471</text:p>
          </table:table-cell>
          <table:table-cell office:value-type="float" office:value="51.652" calcext:value-type="float">
            <text:p>51,652</text:p>
          </table:table-cell>
          <table:table-cell/>
          <table:table-cell office:value-type="float" office:value="31.201" calcext:value-type="float">
            <text:p>31,201</text:p>
          </table:table-cell>
          <table:table-cell office:value-type="float" office:value="38.403" calcext:value-type="float">
            <text:p>38,403</text:p>
          </table:table-cell>
          <table:table-cell office:value-type="float" office:value="39.631" calcext:value-type="float">
            <text:p>39,631</text:p>
          </table:table-cell>
          <table:table-cell office:value-type="float" office:value="44.198" calcext:value-type="float">
            <text:p>44,198</text:p>
          </table:table-cell>
          <table:table-cell office:value-type="float" office:value="47.543" calcext:value-type="float">
            <text:p>47,543</text:p>
          </table:table-cell>
          <table:table-cell office:value-type="float" office:value="42.9" calcext:value-type="float">
            <text:p>42,9</text:p>
          </table:table-cell>
          <table:table-cell office:value-type="float" office:value="45.532" calcext:value-type="float">
            <text:p>45,532</text:p>
          </table:table-cell>
          <table:table-cell office:value-type="float" office:value="51.669" calcext:value-type="float">
            <text:p>51,669</text:p>
          </table:table-cell>
          <table:table-cell office:value-type="float" office:value="48.236" calcext:value-type="float">
            <text:p>48,236</text:p>
          </table:table-cell>
          <table:table-cell office:value-type="float" office:value="48.693" calcext:value-type="float">
            <text:p>48,693</text:p>
          </table:table-cell>
          <table:table-cell office:value-type="float" office:value="49.705" calcext:value-type="float">
            <text:p>49,705</text:p>
          </table:table-cell>
          <table:table-cell office:value-type="float" office:value="55.378" calcext:value-type="float">
            <text:p>55,378</text:p>
          </table:table-cell>
          <table:table-cell office:value-type="float" office:value="56.199" calcext:value-type="float">
            <text:p>56,199</text:p>
          </table:table-cell>
          <table:table-cell office:value-type="float" office:value="57.304" calcext:value-type="float">
            <text:p>57,304</text:p>
          </table:table-cell>
          <table:table-cell office:value-type="float" office:value="56.608" calcext:value-type="float">
            <text:p>56,608</text:p>
          </table:table-cell>
          <table:table-cell office:value-type="float" office:value="55.104" calcext:value-type="float">
            <text:p>55,104</text:p>
          </table:table-cell>
          <table:table-cell office:value-type="float" office:value="55.677" calcext:value-type="float">
            <text:p>55,677</text:p>
          </table:table-cell>
          <table:table-cell office:value-type="float" office:value="32.201" calcext:value-type="float">
            <text:p>32,201</text:p>
          </table:table-cell>
          <table:table-cell office:value-type="float" office:value="39.403" calcext:value-type="float">
            <text:p>39,403</text:p>
          </table:table-cell>
          <table:table-cell office:value-type="float" office:value="40.631" calcext:value-type="float">
            <text:p>40,631</text:p>
          </table:table-cell>
          <table:table-cell office:value-type="float" office:value="45.198" calcext:value-type="float">
            <text:p>45,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,557</text:p>
          </table:table-cell>
          <table:table-cell office:value-type="float" office:value="0.552" calcext:value-type="float">
            <text:p>0,552</text:p>
          </table:table-cell>
          <table:table-cell table:number-columns-repeated="4"/>
          <table:table-cell office:value-type="float" office:value="0.527" calcext:value-type="float">
            <text:p>0,527</text:p>
          </table:table-cell>
          <table:table-cell table:number-columns-repeated="7"/>
          <table:table-cell office:value-type="float" office:value="0.487" calcext:value-type="float">
            <text:p>0,487</text:p>
          </table:table-cell>
          <table:table-cell office:value-type="float" office:value="0.482" calcext:value-type="float">
            <text:p>0,482</text:p>
          </table:table-cell>
          <table:table-cell table:number-columns-repeated="2"/>
          <table:table-cell office:value-type="float" office:value="0.226" calcext:value-type="float">
            <text:p>0,226</text:p>
          </table:table-cell>
          <table:table-cell/>
          <table:table-cell office:value-type="float" office:value="0.305" calcext:value-type="float">
            <text:p>0,305</text:p>
          </table:table-cell>
          <table:table-cell table:number-columns-repeated="5"/>
          <table:table-cell office:value-type="float" office:value="0.228" calcext:value-type="float">
            <text:p>0,228</text:p>
          </table:table-cell>
          <table:table-cell office:value-type="float" office:value="0.289" calcext:value-type="float">
            <text:p>0,289</text:p>
          </table:table-cell>
          <table:table-cell office:value-type="float" office:value="0.295" calcext:value-type="float">
            <text:p>0,295</text:p>
          </table:table-cell>
          <table:table-cell table:number-columns-repeated="6"/>
          <table:table-cell office:value-type="float" office:value="1.226" calcext:value-type="float">
            <text:p>1,226</text:p>
          </table:table-cell>
          <table:table-cell/>
          <table:table-cell office:value-type="float" office:value="1.305" calcext:value-type="float">
            <text:p>1,30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.761" calcext:value-type="float">
            <text:p>1,761</text:p>
          </table:table-cell>
          <table:table-cell table:number-columns-repeated="3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.738" calcext:value-type="float">
            <text:p>1,738</text:p>
          </table:table-cell>
          <table:table-cell/>
          <table:table-cell office:value-type="float" office:value="2.137" calcext:value-type="float">
            <text:p>2,137</text:p>
          </table:table-cell>
          <table:table-cell office:value-type="float" office:value="1.943" calcext:value-type="float">
            <text:p>1,943</text:p>
          </table:table-cell>
          <table:table-cell table:number-columns-repeated="5"/>
          <table:table-cell office:value-type="float" office:value="1.562" calcext:value-type="float">
            <text:p>1,562</text:p>
          </table:table-cell>
          <table:table-cell table:number-columns-repeated="4"/>
          <table:table-cell office:value-type="float" office:value="1.658" calcext:value-type="float">
            <text:p>1,658</text:p>
          </table:table-cell>
          <table:table-cell table:number-columns-repeated="2"/>
          <table:table-cell office:value-type="float" office:value="2.073" calcext:value-type="float">
            <text:p>2,073</text:p>
          </table:table-cell>
          <table:table-cell table:number-columns-repeated="3"/>
          <table:table-cell office:value-type="float" office:value="2.077" calcext:value-type="float">
            <text:p>2,077</text:p>
          </table:table-cell>
          <table:table-cell table:number-columns-repeated="5"/>
          <table:table-cell office:value-type="float" office:value="1.432" calcext:value-type="float">
            <text:p>1,432</text:p>
          </table:table-cell>
          <table:table-cell office:value-type="float" office:value="1.336" calcext:value-type="float">
            <text:p>1,336</text:p>
          </table:table-cell>
          <table:table-cell office:value-type="float" office:value="1.615" calcext:value-type="float">
            <text:p>1,615</text:p>
          </table:table-cell>
          <table:table-cell table:number-columns-repeated="4"/>
          <table:table-cell office:value-type="float" office:value="3.073" calcext:value-type="float">
            <text:p>3,073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  <table:table-cell office:value-type="float" office:value="1.866" calcext:value-type="float">
            <text:p>1,866</text:p>
          </table:table-cell>
          <table:table-cell office:value-type="float" office:value="1.85" calcext:value-type="float">
            <text:p>1,85</text:p>
          </table:table-cell>
          <table:table-cell/>
          <table:table-cell office:value-type="float" office:value="1.833" calcext:value-type="float">
            <text:p>1,833</text:p>
          </table:table-cell>
          <table:table-cell table:number-columns-repeated="2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2"/>
          <table:table-cell office:value-type="float" office:value="1.562" calcext:value-type="float">
            <text:p>1,562</text:p>
          </table:table-cell>
          <table:table-cell table:number-columns-repeated="8"/>
          <table:table-cell office:value-type="float" office:value="2.015" calcext:value-type="float">
            <text:p>2,015</text:p>
          </table:table-cell>
          <table:table-cell table:number-columns-repeated="2"/>
          <table:table-cell office:value-type="float" office:value="2.014" calcext:value-type="float">
            <text:p>2,014</text:p>
          </table:table-cell>
          <table:table-cell table:number-columns-repeated="7"/>
          <table:table-cell office:value-type="float" office:value="1.946" calcext:value-type="float">
            <text:p>1,946</text:p>
          </table:table-cell>
          <table:table-cell office:value-type="float" office:value="1.799" calcext:value-type="float">
            <text:p>1,799</text:p>
          </table:table-cell>
          <table:table-cell table:number-columns-repeated="4"/>
          <table:table-cell office:value-type="float" office:value="3.015" calcext:value-type="float">
            <text:p>3,01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9"/>
          <table:table-cell office:value-type="float" office:value="2.052" calcext:value-type="float">
            <text:p>2,052</text:p>
          </table:table-cell>
          <table:table-cell table:number-columns-repeated="2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3"/>
          <table:table-cell office:value-type="float" office:value="2.016" calcext:value-type="float">
            <text:p>2,016</text:p>
          </table:table-cell>
          <table:table-cell table:number-columns-repeated="8"/>
          <table:table-cell office:value-type="float" office:value="2.014" calcext:value-type="float">
            <text:p>2,014</text:p>
          </table:table-cell>
          <table:table-cell table:number-columns-repeated="2"/>
          <table:table-cell office:value-type="float" office:value="2.069" calcext:value-type="float">
            <text:p>2,069</text:p>
          </table:table-cell>
          <table:table-cell table:number-columns-repeated="8"/>
          <table:table-cell office:value-type="float" office:value="2.139" calcext:value-type="float">
            <text:p>2,139</text:p>
          </table:table-cell>
          <table:table-cell table:number-columns-repeated="4"/>
        </table:table-row>
        <table:table-row table:style-name="ro1">
          <table:table-cell table:number-columns-repeated="40"/>
        </table:table-row>
        <table:table-row table:style-name="ro1">
          <table:table-cell table:style-name="ce1" office:value-type="string" calcext:value-type="string">
            <text:p>I_instantané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 \ T_moy</text:p>
          </table:table-cell>
          <table:table-cell office:value-type="float" office:value="27.913" calcext:value-type="float">
            <text:p>27,913</text:p>
          </table:table-cell>
          <table:table-cell office:value-type="float" office:value="26.368" calcext:value-type="float">
            <text:p>26,368</text:p>
          </table:table-cell>
          <table:table-cell office:value-type="float" office:value="28.673" calcext:value-type="float">
            <text:p>28,673</text:p>
          </table:table-cell>
          <table:table-cell office:value-type="float" office:value="28.371" calcext:value-type="float">
            <text:p>28,371</text:p>
          </table:table-cell>
          <table:table-cell office:value-type="float" office:value="22.748" calcext:value-type="float">
            <text:p>22,748</text:p>
          </table:table-cell>
          <table:table-cell office:value-type="float" office:value="20.446" calcext:value-type="float">
            <text:p>20,446</text:p>
          </table:table-cell>
          <table:table-cell office:value-type="float" office:value="20.653" calcext:value-type="float">
            <text:p>20,653</text:p>
          </table:table-cell>
          <table:table-cell office:value-type="float" office:value="34.264" calcext:value-type="float">
            <text:p>34,264</text:p>
          </table:table-cell>
          <table:table-cell office:value-type="float" office:value="35.031" calcext:value-type="float">
            <text:p>35,031</text:p>
          </table:table-cell>
          <table:table-cell office:value-type="float" office:value="34.881" calcext:value-type="float">
            <text:p>34,881</text:p>
          </table:table-cell>
          <table:table-cell office:value-type="float" office:value="36.139" calcext:value-type="float">
            <text:p>36,139</text:p>
          </table:table-cell>
          <table:table-cell office:value-type="float" office:value="42.694" calcext:value-type="float">
            <text:p>42,694</text:p>
          </table:table-cell>
          <table:table-cell table:number-columns-repeated="2" office:value-type="float" office:value="43.579" calcext:value-type="float">
            <text:p>43,579</text:p>
          </table:table-cell>
          <table:table-cell office:value-type="float" office:value="49.612" calcext:value-type="float">
            <text:p>49,612</text:p>
          </table:table-cell>
          <table:table-cell office:value-type="float" office:value="47.726" calcext:value-type="float">
            <text:p>47,726</text:p>
          </table:table-cell>
          <table:table-cell office:value-type="float" office:value="48.471" calcext:value-type="float">
            <text:p>48,471</text:p>
          </table:table-cell>
          <table:table-cell office:value-type="float" office:value="51.652" calcext:value-type="float">
            <text:p>51,652</text:p>
          </table:table-cell>
          <table:table-cell office:value-type="float" office:value="38.403" calcext:value-type="float">
            <text:p>38,403</text:p>
          </table:table-cell>
          <table:table-cell office:value-type="float" office:value="39.631" calcext:value-type="float">
            <text:p>39,631</text:p>
          </table:table-cell>
          <table:table-cell office:value-type="float" office:value="44.198" calcext:value-type="float">
            <text:p>44,198</text:p>
          </table:table-cell>
          <table:table-cell office:value-type="float" office:value="47.543" calcext:value-type="float">
            <text:p>47,543</text:p>
          </table:table-cell>
          <table:table-cell office:value-type="float" office:value="45.532" calcext:value-type="float">
            <text:p>45,532</text:p>
          </table:table-cell>
          <table:table-cell office:value-type="float" office:value="51.669" calcext:value-type="float">
            <text:p>51,669</text:p>
          </table:table-cell>
          <table:table-cell office:value-type="float" office:value="48.693" calcext:value-type="float">
            <text:p>48,693</text:p>
          </table:table-cell>
          <table:table-cell office:value-type="float" office:value="49.705" calcext:value-type="float">
            <text:p>49,705</text:p>
          </table:table-cell>
          <table:table-cell office:value-type="float" office:value="55.378" calcext:value-type="float">
            <text:p>55,378</text:p>
          </table:table-cell>
          <table:table-cell office:value-type="float" office:value="56.199" calcext:value-type="float">
            <text:p>56,199</text:p>
          </table:table-cell>
          <table:table-cell office:value-type="float" office:value="57.304" calcext:value-type="float">
            <text:p>57,304</text:p>
          </table:table-cell>
          <table:table-cell office:value-type="float" office:value="56.608" calcext:value-type="float">
            <text:p>56,608</text:p>
          </table:table-cell>
          <table:table-cell office:value-type="float" office:value="55.104" calcext:value-type="float">
            <text:p>55,104</text:p>
          </table:table-cell>
          <table:table-cell office:value-type="float" office:value="55.677" calcext:value-type="float">
            <text:p>55,677</text:p>
          </table:table-cell>
          <table:table-cell office:value-type="float" office:value="59.916" calcext:value-type="float">
            <text:p>59,916</text:p>
          </table:table-cell>
          <table:table-cell office:value-type="float" office:value="63.647" calcext:value-type="float">
            <text:p>63,647</text:p>
          </table:table-cell>
          <table:table-cell office:value-type="float" office:value="57.344" calcext:value-type="float">
            <text:p>57,344</text:p>
          </table:table-cell>
          <table:table-cell office:value-type="float" office:value="65.684" calcext:value-type="float">
            <text:p>65,68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149" calcext:value-type="float">
            <text:p>0,149</text:p>
          </table:table-cell>
          <table:table-cell table:number-columns-repeated="4"/>
          <table:table-cell office:value-type="float" office:value="0.146" calcext:value-type="float">
            <text:p>0,146</text:p>
          </table:table-cell>
          <table:table-cell table:number-columns-repeated="8"/>
          <table:table-cell office:value-type="float" office:value="0.151" calcext:value-type="float">
            <text:p>0,151</text:p>
          </table:table-cell>
          <table:table-cell office:value-type="float" office:value="0.154" calcext:value-type="float">
            <text:p>0,154</text:p>
          </table:table-cell>
          <table:table-cell table:number-columns-repeated="2"/>
          <table:table-cell office:value-type="float" office:value="0.136" calcext:value-type="float">
            <text:p>0,136</text:p>
          </table:table-cell>
          <table:table-cell table:number-columns-repeated="4"/>
          <table:table-cell office:value-type="float" office:value="0.143" calcext:value-type="float">
            <text:p>0,143</text:p>
          </table:table-cell>
          <table:table-cell office:value-type="float" office:value="0.145" calcext:value-type="float">
            <text:p>0,145</text:p>
          </table:table-cell>
          <table:table-cell table:number-columns-repeated="6"/>
          <table:table-cell office:value-type="float" office:value="0.157" calcext:value-type="float">
            <text:p>0,157</text:p>
          </table:table-cell>
          <table:table-cell office:value-type="float" office:value="0.173" calcext:value-type="float">
            <text:p>0,173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0.177" calcext:value-type="float">
            <text:p>0,177</text:p>
          </table:table-cell>
          <table:table-cell table:number-columns-repeated="3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.738" calcext:value-type="float">
            <text:p>1,738</text:p>
          </table:table-cell>
          <table:table-cell/>
          <table:table-cell office:value-type="float" office:value="0.176" calcext:value-type="float">
            <text:p>0,176</text:p>
          </table:table-cell>
          <table:table-cell office:value-type="float" office:value="1.943" calcext:value-type="float">
            <text:p>1,943</text:p>
          </table:table-cell>
          <table:table-cell table:number-columns-repeated="6"/>
          <table:table-cell office:value-type="float" office:value="0.186" calcext:value-type="float">
            <text:p>0,186</text:p>
          </table:table-cell>
          <table:table-cell table:number-columns-repeated="4"/>
          <table:table-cell office:value-type="float" office:value="0.188" calcext:value-type="float">
            <text:p>0,188</text:p>
          </table:table-cell>
          <table:table-cell office:value-type="float" office:value="0.193" calcext:value-type="float">
            <text:p>0,193</text:p>
          </table:table-cell>
          <table:table-cell table:number-columns-repeated="2"/>
          <table:table-cell office:value-type="float" office:value="0.185" calcext:value-type="float">
            <text:p>0,185</text:p>
          </table:table-cell>
          <table:table-cell table:number-columns-repeated="4"/>
          <table:table-cell office:value-type="float" office:value="0.177" calcext:value-type="float">
            <text:p>0,177</text:p>
          </table:table-cell>
          <table:table-cell office:value-type="float" office:value="0.178" calcext:value-type="float">
            <text:p>0,178</text:p>
          </table:table-cell>
          <table:table-cell office:value-type="float" office:value="0.188" calcext:value-type="float">
            <text:p>0,188</text:p>
          </table:table-cell>
          <table:table-cell table:number-columns-repeated="5"/>
          <table:table-cell office:value-type="float" office:value="1.701" calcext:value-type="float">
            <text:p>1,70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  <table:table-cell table:number-columns-repeated="2" office:value-type="float" office:value="0.211" calcext:value-type="float">
            <text:p>0,211</text:p>
          </table:table-cell>
          <table:table-cell office:value-type="float" office:value="0.201" calcext:value-type="float">
            <text:p>0,201</text:p>
          </table:table-cell>
          <table:table-cell/>
          <table:table-cell office:value-type="float" office:value="0.208" calcext:value-type="float">
            <text:p>0,208</text:p>
          </table:table-cell>
          <table:table-cell table:number-columns-repeated="2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3"/>
          <table:table-cell office:value-type="float" office:value="0.186" calcext:value-type="float">
            <text:p>0,186</text:p>
          </table:table-cell>
          <table:table-cell table:number-columns-repeated="6"/>
          <table:table-cell office:value-type="float" office:value="0.213" calcext:value-type="float">
            <text:p>0,213</text:p>
          </table:table-cell>
          <table:table-cell/>
          <table:table-cell office:value-type="float" office:value="0.227" calcext:value-type="float">
            <text:p>0,227</text:p>
          </table:table-cell>
          <table:table-cell table:number-columns-repeated="6"/>
          <table:table-cell table:number-columns-repeated="2" office:value-type="float" office:value="0.216" calcext:value-type="float">
            <text:p>0,216</text:p>
          </table:table-cell>
          <table:table-cell table:number-columns-repeated="4"/>
          <table:table-cell office:value-type="float" office:value="0.218" calcext:value-type="float">
            <text:p>0,218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"/>
          <table:table-cell office:value-type="float" office:value="0.245" calcext:value-type="float">
            <text:p>0,245</text:p>
          </table:table-cell>
          <table:table-cell table:number-columns-repeated="28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4"/>
          <table:table-cell office:value-type="float" office:value="0.264" calcext:value-type="float">
            <text:p>0,264</text:p>
          </table:table-cell>
          <table:table-cell table:number-columns-repeated="6"/>
          <table:table-cell office:value-type="float" office:value="0.248" calcext:value-type="float">
            <text:p>0,248</text:p>
          </table:table-cell>
          <table:table-cell/>
          <table:table-cell office:value-type="float" office:value="0.256" calcext:value-type="float">
            <text:p>0,256</text:p>
          </table:table-cell>
          <table:table-cell table:number-columns-repeated="7"/>
          <table:table-cell office:value-type="float" office:value="0.244" calcext:value-type="float">
            <text:p>0,244</text:p>
          </table:table-cell>
          <table:table-cell table:number-columns-repeated="7"/>
        </table:table-row>
        <table:table-row table:style-name="ro1">
          <table:table-cell table:number-columns-repeated="19"/>
          <table:table-cell table:style-name="Default" table:number-columns-repeated="21"/>
        </table:table-row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20s</text:p>
          </table:table-cell>
          <table:table-cell table:number-columns-repeated="17"/>
          <table:table-cell table:style-name="Default" table:number-columns-repeated="2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5 V</text:p>
          </table:table-cell>
          <table:table-cell table:number-columns-repeated="17"/>
          <table:table-cell table:style-name="Default" table:number-columns-repeated="21"/>
        </table:table-row>
        <table:table-row table:style-name="ro1">
          <table:table-cell office:value-type="string" calcext:value-type="string">
            <text:p>Pseudo-périodicité</text:p>
          </table:table-cell>
          <table:table-cell table:number-columns-repeated="18"/>
          <table:table-cell table:style-name="Default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1:07:06.6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3T10:52:10.187000000</meta:creation-date>
    <dc:date>2023-01-10T11:43:31.166000000</dc:date>
    <meta:editing-duration>PT1H21M14S</meta:editing-duration>
    <meta:editing-cycles>25</meta:editing-cycles>
    <meta:generator>LibreOffice/6.0.7.3$Windows_X86_64 LibreOffice_project/dc89aa7a9eabfd848af146d5086077aeed2ae4a5</meta:generator>
    <meta:document-statistic meta:table-count="1" meta:cell-count="172" meta:object-count="0"/>
  </office:meta>
</office:document-meta>
</file>